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6583" officeooo:paragraph-rsid="00106583"/>
    </style:style>
    <style:style style:name="P2" style:family="paragraph" style:parent-style-name="Standard">
      <style:text-properties officeooo:rsid="00106583" officeooo:paragraph-rsid="00106583"/>
    </style:style>
    <style:style style:name="P3" style:family="paragraph" style:parent-style-name="Standard">
      <style:text-properties officeooo:rsid="001195a8" officeooo:paragraph-rsid="001195a8"/>
    </style:style>
    <style:style style:name="P4" style:family="paragraph" style:parent-style-name="Standard">
      <style:text-properties officeooo:rsid="00137de9" officeooo:paragraph-rsid="00137d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9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gin</text:span>(Validacion, Fechas, Guardar usuario LocalStorage, Borrar Usuario):</text:p>
      <text:p text:style-name="P1">Pagina de login con validacion de nombre, apellidos, nick(unico), edad(+18), fecha de nacimiento y email. Tendra dos botones, uno para entrar en el registro y crear un usuario y guardarlo o borrar un usuario del localstorage y otro para hacer un login de los usuarios guardados, validará los datos y tirará error primero si no coincide el usuario y despues si no coincide la contraseña, <text:span text:style-name="T2">lanzando mensajes de error correspondientes</text:span></text:p>
      <text:p text:style-name="P1"><text:span text:style-name="T1">Main</text:span>(DragnDrop, <text:span text:style-name="T2">Peticiones)</text:span></text:p>
      <text:p text:style-name="P3">(Idea)(Poder crear posts o tareas con descripcion con un id, un titulo y un contenido que se guardará en un Json, estas tareas creadas tendrán tres listas: Pendiente, En curso o Finalizada. Al pasar una tarea o post a la lista de finalizada se habilitará un boton para borrar la tarea haciendo una petición al Json. Las tareas se podran mover por las listas como se quiera.</text:p>
      <text:p text:style-name="P4">(Usar TailWind como sustitución a Bootstrap)</text:p>
      <text:p text:style-name="P4"><text:a xlink:type="simple" xlink:href="https://tailwindcss.com/docs/installation" text:style-name="Internet_20_link" text:visited-style-name="Visited_20_Internet_20_Link">https://tailwindcss.com/docs/installation</text:a></text:p>
      <text:p text:style-name="P4">https://daily-dev-tips.com/posts/plain-html-starter-with-tailwind-css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1:53:45.574797361</meta:creation-date>
    <meta:editing-duration>PT9M33S</meta:editing-duration>
    <meta:editing-cycles>3</meta:editing-cycles>
    <meta:generator>LibreOffice/7.0.4.2$Linux_X86_64 LibreOffice_project/00$Build-2</meta:generator>
    <dc:date>2022-03-22T12:13:25.381880465</dc:date>
    <meta:document-statistic meta:table-count="0" meta:image-count="0" meta:object-count="0" meta:page-count="1" meta:paragraph-count="7" meta:word-count="154" meta:character-count="1057" meta:non-whitespace-character-count="910"/>
  </office:meta>
</office:document-meta>
</file>